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2000002C5DD5F37E0.png"/>
  <manifest:file-entry manifest:media-type="image/png" manifest:full-path="Pictures/100000000000035A00000370559EE9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Диаграмма классов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Диаграмма классов<text:tab/>1</text:p>
          <text:p text:style-name="P7">Диаграмма контейнеров<text:tab/>3</text:p>
          <text:p text:style-name="P7">Иерархия путей<text:tab/>3</text:p>
        </text:index-body>
      </text:table-of-content>
      <text:p text:style-name="P3"/>
      <text:h text:style-name="P5" text:outline-level="2">Диаграмма контейнеров</text:h>
      <text:p text:style-name="Text_20_body"><draw:frame draw:style-name="fr2" draw:name="graphics2" text:anchor-type="paragraph" svg:width="16.999cm" svg:height="17.434cm" draw:z-index="1"><draw:image xlink:href="Pictures/100000000000035A00000370559EE9C8.png" xlink:type="simple" xlink:show="embed" xlink:actuate="onLoad"/></draw:frame></text:p>
      <text:h text:style-name="Heading_20_2" text:outline-level="2"><draw:frame draw:style-name="fr1" draw:name="graphics1" text:anchor-type="paragraph" svg:x="0.397cm" svg:y="2.02cm" svg:width="16.999cm" svg:height="9.4cm" draw:z-index="0"><draw:image xlink:href="Pictures/1000000000000502000002C5DD5F37E0.png" xlink:type="simple" xlink:show="embed" xlink:actuate="onLoad"/></draw:frame>Иерархия путей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3T03:53:34</dc:date>
    <meta:editing-cycles>10</meta:editing-cycles>
    <meta:editing-duration>PT2M4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8" meta:word-count="18" meta:character-count="128"/>
  </office:meta>
</office:document-meta>
</file>